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68ef" officeooo:paragraph-rsid="001f6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should 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48:17.007258328</meta:creation-date>
    <dc:date>2020-03-03T14:48:50.859138090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0.7.3$Linux_X86_64 LibreOffice_project/00m0$Build-3</meta:generator>
  </office:meta>
</office:document-meta>
</file>